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cm"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cm" svg:height="1.1cm" svg:x="10.6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3.5cm" svg:height="1.9cm" svg:x="1.6cm" svg:y="6.4cm">
          <text:p text:style-name="P1"><text:span text:style-name="T1">Crear Av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4cm" svg:height="1.9cm" svg:x="8cm" svg:y="6.3cm">
          <text:p text:style-name="P1"><text:span text:style-name="T1">Enviar por FIF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3cm" svg:height="1.9cm" svg:x="7.6cm" svg:y="10.2cm">
          <text:p text:style-name="P1"><text:span text:style-name="T1">Liberar Recurs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cm" svg:height="1.1cm" svg:x="3.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3cm" svg:y1="3.2cm" svg:x2="3.2cm" svg:y2="6.4cm">
          <text:p/>
        </draw:line>
        <draw:line draw:style-name="gr4" draw:text-style-name="P1" draw:layer="layout" svg:x1="9.7cm" svg:y1="8.2cm" svg:x2="9.7cm" svg:y2="10.1cm">
          <text:p/>
        </draw:line>
        <draw:connector draw:style-name="gr4" draw:text-style-name="P1" draw:layer="layout" draw:type="curve" svg:x1="4.588cm" svg:y1="8.022cm" svg:x2="8.585cm" svg:y2="7.922cm" draw:start-shape="id1" draw:start-glue-point="9" draw:end-shape="id2" draw:end-glue-point="7" svg:d="m4588 8022c0 1170 3997 1220 3997-100" svg:viewBox="0 0 3998 985">
          <text:p/>
        </draw:connector>
        <draw:connector draw:style-name="gr4" draw:text-style-name="P1" draw:layer="layout" draw:type="curve" svg:x1="8.585cm" svg:y1="6.578cm" svg:x2="4.588cm" svg:y2="6.678cm" draw:start-shape="id2" draw:start-glue-point="5" draw:end-shape="id1" draw:end-glue-point="11" svg:d="m8585 6578c0-1168-3997-1218-3997 100" svg:viewBox="0 0 3998 983">
          <text:p/>
        </draw:connector>
        <draw:line draw:style-name="gr4" draw:text-style-name="P1" draw:layer="layout" svg:x1="7.6cm" svg:y1="11.2cm" svg:x2="5cm" svg:y2="11.2cm">
          <text:p/>
        </draw:line>
        <draw:custom-shape draw:style-name="gr5" draw:text-style-name="P3" draw:layer="layout" svg:width="3.7cm" svg:height="1.1cm" svg:x="5.1cm" svg:y="4.4cm">
          <text:p text:style-name="P1"><text:span text:style-name="T2">Crear mas avione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7cm" svg:height="1.1cm" svg:x="4.2cm" svg:y="9cm">
          <text:p text:style-name="P1"><text:span text:style-name="T2">Enviar avio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7cm" svg:height="1.1cm" svg:x="10cm" svg:y="8.5cm">
          <text:p text:style-name="P1"><text:span text:style-name="T2">No hay aviones para</text:span></text:p>
          <text:p text:style-name="P1"><text:span text:style-name="T2">crea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1.9cm" svg:x="3.9cm" svg:y="1.7cm">
          <text:p text:style-name="P1"><text:span text:style-name="T1">Obtener recurs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6cm" svg:y1="2.5cm" svg:x2="8.3cm" svg:y2="2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14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 </meta:initial-creator>
    <meta:creation-date>2013-10-31T23:33:16.262740656</meta:creation-date>
    <dc:date>2013-11-01T00:34:01.506259301</dc:date>
    <dc:creator>migue </dc:creator>
    <meta:editing-duration>P0D</meta:editing-duration>
    <meta:editing-cycles>2</meta:editing-cycles>
    <meta:generator>LibreOffice/4.1.2.3$Linux_X86_64 LibreOffice_project/410m0$Build-3</meta:generator>
    <meta:document-statistic meta:object-count="15"/>
  </office:meta>
</office:document-meta>
</file>